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12.12mm"/>
    </style:style>
    <style:style style:name="co10" style:family="table-column">
      <style:table-column-properties fo:break-before="auto" style:column-width="21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BUF-DiffToSE-ADAU1966-2.0-Bill-of-Material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UF-DiffToSE-ADAU1966 Bill of Materials – Revision 2.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25 May 2016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Current</text:p>
          </table:table-cell>
          <table:table-cell table:style-name="ce7" office:value-type="string" calcext:value-type="string">
            <text:p><text:s/>Power</text:p>
          </table:table-cell>
        </table:table-row>
        <table:table-row table:style-name="ro3">
          <table:table-cell table:style-name="ce5" office:value-type="string" calcext:value-type="string">
            <text:p>C201 C202 C209 C210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AP-TH-D8mmP3.5mm</text:p>
          </table:table-cell>
          <table:table-cell table:style-name="ce10" office:value-type="string" calcext:value-type="string">
            <text:p>220u</text:p>
          </table:table-cell>
          <table:table-cell table:style-name="ce8" office:value-type="string" calcext:value-type="string">
            <text:p>'Aluminium electrolytic low impedance capacitor - eg Panasonic FC or FR parts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3.5mm Pitch, 8mm Diameter</text:p>
          </table:table-cell>
          <table:table-cell table:number-columns-repeated="4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203 C204 C211 C212 C301 C302 C303 C304 C305 C306 C315 C320 C321 C323 C337 C338 C339 C340 C341 C342 C351 C352 C359 C373 C374 C375 C376 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1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05 C206 C213 C214 C325 C327 C363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7 C208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p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217 C218 C219 C220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5">
          <table:table-cell table:style-name="ce6" office:value-type="string" calcext:value-type="string">
            <text:p>C307 C308 C309 C310 C311 C312 C313 C314 C343 C344 C345 C346 C347 C348 C349 C350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16 C318 C355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10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35V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329 C331 C333 C335 C365 C367 C369 C371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P-TH-D10mmP5mm</text:p>
          </table:table-cell>
          <table:table-cell table:style-name="ce11" office:value-type="string" calcext:value-type="string">
            <text:p>100u</text:p>
          </table:table-cell>
          <table:table-cell table:style-name="ce9" office:value-type="string" calcext:value-type="string">
            <text:p>'Aluminium electrolytic - Panasonic FC, Audio Grade, or Bipolar part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5mm Pitch, 10mm Diameter</text:p>
          </table:table-cell>
          <table:table-cell table:number-columns-repeated="4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330 C332 C334 C336 C366 C368 C370 C372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AP_TH_5mm</text:p>
          </table:table-cell>
          <table:table-cell table:style-name="ce10" office:value-type="string" calcext:value-type="string">
            <text:p>10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63V</text:p>
          </table:table-cell>
          <table:table-cell table:style-name="ce8" office:value-type="string" calcext:value-type="string">
            <text:p>'5mm</text:p>
          </table:table-cell>
          <table:table-cell table:style-name="ce8" office:value-type="string" calcext:value-type="string">
            <text:p>'Film</text:p>
          </table:table-cell>
          <table:table-cell table:style-name="ce8" office:value-type="string" calcext:value-type="string">
            <text:p>'10%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N301 CN302 CN303 CN304 CN305 CN306 CN307 CN30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ONN_SIL_2</text:p>
          </table:table-cell>
          <table:table-cell table:style-name="ce11" office:value-type="string" calcext:value-type="string">
            <text:p>COAX</text:p>
          </table:table-cell>
          <table:table-cell table:style-name="ce9" office:value-type="string" calcext:value-type="string">
            <text:p>'1x2 2.54mm pitch pin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201 D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SS14L</text:p>
          </table:table-cell>
          <table:table-cell table:style-name="ce8" office:value-type="string" calcext:value-type="string">
            <text:p>'SS14L 1A 40V Schottky rectifier - Sub-SMA (SOD-123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FID1 FID2 FID3 FID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ID-1MM-3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'Fiducial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L201 L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600R@100MHz</text:p>
          </table:table-cell>
          <table:table-cell table:style-name="ce8" office:value-type="string" calcext:value-type="string">
            <text:p>'Ferrite bead, current rating 0.3A or higher, 600R@100MHz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=&gt;0.3A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MNT201 MNT202 MNT203 MNT20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NT_HOLE_3.2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Mounting Hole</text:p>
          </table:table-cell>
          <table:table-cell table:style-name="ce9" table:number-columns-repeated="6"/>
        </table:table-row>
        <table:table-row table:style-name="ro3">
          <table:table-cell table:style-name="ce5" office:value-type="string" calcext:value-type="string">
            <text:p>P203 P2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NN-2WAY-2.54mm-3.81mm-SPACING</text:p>
          </table:table-cell>
          <table:table-cell table:style-name="ce10" office:value-type="string" calcext:value-type="string">
            <text:p>CONN_2x1</text:p>
          </table:table-cell>
          <table:table-cell table:style-name="ce8" office:value-type="string" calcext:value-type="string">
            <text:p>'2 way screw terminal, any 2.54mm to 3.81mm pitch par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P301 P3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_DIL_2X10_BOX</text:p>
          </table:table-cell>
          <table:table-cell table:style-name="ce11" office:value-type="string" calcext:value-type="string">
            <text:p>CONN_02X10</text:p>
          </table:table-cell>
          <table:table-cell table:style-name="ce9" office:value-type="string" calcext:value-type="string">
            <text:p>'2x10 2.54mm pitch box heade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R201 R2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string" calcext:value-type="string">
            <text:p>'Thick or thin film resistor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5">
          <table:table-cell table:style-name="ce6" office:value-type="string" calcext:value-type="string">
            <text:p>R301 R302 R303 R304 R305 R306 R307 R308 R325 R326 R327 R328 R329 R330 R331 R332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k3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5">
          <table:table-cell table:style-name="ce6" office:value-type="string" calcext:value-type="string">
            <text:p>R309 R310 R311 R312 R313 R314 R315 R316 R333 R334 R335 R336 R337 R338 R339 R340 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k5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317 R318 R319 R320 R341 R342 R343 R34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float" office:value="100" calcext:value-type="float">
            <text:p>100</text:p>
          </table:table-cell>
          <table:table-cell table:style-name="ce8" office:value-type="string" calcext:value-type="string">
            <text:p>'MELF0204 1% =&gt;250mW or 1206 1% =&gt;250mW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R321 R322 R323 R324 R345 R346 R347 R34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00k</text:p>
          </table:table-cell>
          <table:table-cell table:style-name="ce9" office:value-type="string" calcext:value-type="string">
            <text:p>'MELF0204 1% =&gt;250mW or 1206 1% =&gt;250mW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349 R350 R351 R352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string" calcext:value-type="string">
            <text:p>'MELF0204 1% =&gt;250mW or 1206 1% =&gt;250mW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U301 U302 U303 U304 U305 U306 U307 U30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IC_SOIC_8</text:p>
          </table:table-cell>
          <table:table-cell table:style-name="ce11" office:value-type="string" calcext:value-type="string">
            <text:p>TLE2071</text:p>
          </table:table-cell>
          <table:table-cell table:style-name="ce9" office:value-type="string" calcext:value-type="string">
            <text:p>'LOW-NOISE HIGH-SPEED JFET-INPUT OPERATIONAL AMPLIFIERS - SINGLE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>
          <table:table-cell table:style-name="ce6"/>
          <table:table-cell table:style-name="ce9" table:number-columns-repeated="2"/>
          <table:table-cell table:style-name="ce11"/>
          <table:table-cell table:style-name="ce9" table:number-columns-repeated="7"/>
        </table:table-row>
        <table:table-row table:style-name="ro2">
          <table:table-cell table:style-name="ce5"/>
          <table:table-cell table:style-name="ce8" table:number-columns-repeated="2"/>
          <table:table-cell table:style-name="ce10"/>
          <table:table-cell table:style-name="ce8" table:number-columns-repeated="7"/>
        </table:table-row>
        <table:table-row table:style-name="ro2" table:number-rows-repeated="104851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1:23:08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1:23:36.136000000</dc:date>
    <meta:editing-duration>PT16M</meta:editing-duration>
    <meta:editing-cycles>20</meta:editing-cycles>
    <meta:generator>LibreOffice/5.0.4.2$Windows_x86 LibreOffice_project/2b9802c1994aa0b7dc6079e128979269cf95bc78</meta:generator>
    <meta:document-statistic meta:table-count="1" meta:cell-count="260" meta:object-count="0"/>
  </office:meta>
</office:document-meta>
</file>